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eUtils.trieCodedToLongAuto( final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longToTrieCoded( final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doubleToTrieCoded( final double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eUtils.autoDetectVariant( final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ieUtils.trieCodedToLong( final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addLongTrieCodedDocumentField( final Document ldoc , final String fieldname , final long val , final boolean index , final Field .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setDefaultTrieVariant( final TrieUtils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dateToTrieCoded( final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addConvertedTrieCodedDocumentField( final Document ldoc , final String fieldname , final String val , final boolean index , final Field .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ieUtils.trieCodedToDoubleAuto( final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trieCodedToDate( final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trieCodedToDateAuto( final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internalLongToTrieCoded( long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ieUtils.trieCodedToDouble( final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eUtils.TrieUtils( in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eUtils.addDateTrieCodedDocumentField( final Document ldoc , final String fieldname , final Date val , final boolean index , final Field .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internalTrieCodedToLong( final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ieUtils.decrementTrieCoded( final String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ieUtils.incrementTrieCoded( final String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ieUtils.getDefaultTrie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Utils.addDoubleTrieCodedDocumentField( final Document ldoc , final String fieldname , final double val , final boolean index , final Field .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